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0"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1"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b34c0" style:font-size-asian="9.5pt" fo:background-color="#ffffff"/>
    </style:style>
    <style:style style:name="T5" style:family="text">
      <style:text-properties fo:color="#000000" fo:background-color="#ffffff" loext:char-shading-value="0"/>
    </style:style>
    <style:style style:name="T6" style:family="text">
      <style:text-properties fo:color="#000000" officeooo:rsid="00138cf9" fo:background-color="#ffffff" loext:char-shading-value="0"/>
    </style:style>
    <style:style style:name="T7" style:family="text">
      <style:text-properties fo:color="#000000" officeooo:rsid="0013e2d1" fo:background-color="#ffffff" loext:char-shading-value="0"/>
    </style:style>
    <style:style style:name="T8" style:family="text">
      <style:text-properties officeooo:rsid="00068013"/>
    </style:style>
    <style:style style:name="T9" style:family="text">
      <style:text-properties fo:color="#0000ff" style:font-name="Consolas" fo:font-size="9.5pt" fo:background-color="#ffffff" loext:char-shading-value="0" style:font-size-asian="9.5pt"/>
    </style:style>
    <style:style style:name="T10" style:family="text">
      <style:text-properties fo:color="#0000ff" style:font-name="Consolas" fo:font-size="9.5pt" style:font-size-asian="9.5pt" fo:background-color="#ffffff"/>
    </style:style>
    <style:style style:name="T11" style:family="text">
      <style:text-properties officeooo:rsid="0007e854"/>
    </style:style>
    <style:style style:name="T12" style:family="text">
      <style:text-properties officeooo:rsid="000f1c7f"/>
    </style:style>
    <style:style style:name="T13" style:family="text">
      <style:text-properties fo:color="#a31515" style:font-name="Consolas" fo:font-size="9.5pt" fo:background-color="#ffffff" loext:char-shading-value="0" style:font-size-asian="9.5pt"/>
    </style:style>
    <style:style style:name="T14" style:family="text">
      <style:text-properties fo:color="#2b91af" style:font-name="Consolas" fo:font-size="9.5pt" style:font-size-asian="9.5pt" fo:background-color="#ffffff"/>
    </style:style>
    <style:style style:name="T15" style:family="text">
      <style:text-properties style:font-name="Consolas" fo:font-size="9.5pt" style:font-size-asian="9.5pt" fo:background-color="#ffffff"/>
    </style:style>
    <style:style style:name="T16" style:family="text">
      <style:text-properties fo:background-color="#ffffff"/>
    </style:style>
    <style:style style:name="T17" style:family="text">
      <style:text-properties officeooo:rsid="0018f135" fo:background-color="#ffffff"/>
    </style:style>
    <style:style style:name="T18" style:family="text">
      <style:text-properties officeooo:rsid="001b34c0" fo:background-color="#ffffff"/>
    </style:style>
    <style:style style:name="T19" style:family="text">
      <style:text-properties officeooo:rsid="001c6ac6"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1">one 'generic' </text:span>parameter:</text:p>
      <text:p text:style-name="P10"/>
      <text:p text:style-name="P10"><text:span text:style-name="T9">var</text:span><text:span text:style-name="T1"> t = </text:span><text:span text:style-name="T9">new</text:span><text:span text:style-name="T1"> Task&lt;</text:span><text:span text:style-name="T9">int</text:span><text:span text:style-name="T1">&gt;(Procedure, </text:span><text:span text:style-name="T9">new</text:span><text:span text:style-name="T1"> </text:span><text:span text:style-name="T9">object</text:span><text:span text:style-name="T1">());</text:span></text:p>
      <text:p text:style-name="P16">t.Start();</text:p>
      <text:p text:style-name="P10"><text:span text:style-name="T9">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8">Perform the long running operation here!</text:span></text:p>
      <text:p text:style-name="P2"/>
      <text:p text:style-name="P19">If (token.IsCancellationRequested)</text:p>
      <text:p text:style-name="P19">{</text:p>
      <text:p text:style-name="P19"><text:s text:c="4"/>token.ThrowIfCancellationRequested();</text:p>
      <text:p text:style-name="P19">}</text:p>
      <text:p text:style-name="P2">}, token);</text:p>
      <text:p text:style-name="P2"/>
      <text:p text:style-name="P2">// <text:span text:style-name="T8">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2">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2">t1, t2.....</text:span>) ==&gt; Waits for ALL the tasks to be completed <text:span text:style-name="T12">before proceeding</text:span></text:p>
      <text:p text:style-name="P7">- Task.Wait<text:span text:style-name="T12">Any</text:span>(<text:span text:style-name="T12">t1, t2.....</text:span>) ==&gt; Waits for <text:span text:style-name="T12">the first </text:span>task <text:span text:style-name="T12">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9">var</text:span><text:span text:style-name="T1"> t = Task.Factory.StartNew(() =&gt;</text:span></text:p>
      <text:p text:style-name="P20">{</text:p>
      <text:p text:style-name="P11"><text:span text:style-name="T1"><text:s text:c="4"/></text:span><text:span text:style-name="T9">throw</text:span><text:span text:style-name="T1"> </text:span><text:span text:style-name="T9">new</text:span><text:span text:style-name="T1"> InvalidOperationException();</text:span></text:p>
      <text:p text:style-name="P21">});</text:p>
      <text:p text:style-name="P21"/>
      <text:p text:style-name="P13"><text:span text:style-name="T5">In order to handle these exceptions correctly we need to try/</text:span><text:span text:style-name="T6">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7">This has to be handled with a lambda expression, though:</text:span></text:p>
      <text:p text:style-name="P24"/>
      <text:p text:style-name="P14"><text:span text:style-name="T2"><text:s text:c="12"/></text:span><text:span text:style-name="T9">try</text:span></text:p>
      <text:p text:style-name="P22"><text:s text:c="12"/>{</text:p>
      <text:p text:style-name="P22"><text:s text:c="16"/>FaultyMultiThrededProcedure();</text:p>
      <text:p text:style-name="P22"><text:s text:c="12"/>}</text:p>
      <text:p text:style-name="P15"><text:span text:style-name="T1"><text:s text:c="12"/></text:span><text:span text:style-name="T9">catch</text:span><text:span text:style-name="T1"> (AggregateException ae)</text:span></text:p>
      <text:p text:style-name="P22"><text:s text:c="12"/>{</text:p>
      <text:p text:style-name="P22"><text:s text:c="16"/>ae.Handle(e =&gt;</text:p>
      <text:p text:style-name="P22"><text:s text:c="16"/>{</text:p>
      <text:p text:style-name="P15"><text:span text:style-name="T1"><text:s text:c="20"/></text:span><text:span text:style-name="T9">if</text:span><text:span text:style-name="T1"> (e </text:span><text:span text:style-name="T9">is</text:span><text:span text:style-name="T1"> AccessViolationException)</text:span></text:p>
      <text:p text:style-name="P22"><text:s text:c="20"/>{</text:p>
      <text:p text:style-name="P15"><text:span text:style-name="T1"><text:s text:c="24"/>Console.WriteLine(</text:span><text:span text:style-name="T13">"AccessViolationException handled outside"</text:span><text:span text:style-name="T1">);</text:span></text:p>
      <text:p text:style-name="P15"><text:span text:style-name="T1"><text:s text:c="24"/></text:span><text:span text:style-name="T9">return</text:span><text:span text:style-name="T1"> </text:span><text:span text:style-name="T9">true</text:span><text:span text:style-name="T1">;</text:span></text:p>
      <text:p text:style-name="P22"><text:s text:c="20"/>}</text:p>
      <text:p text:style-name="P15"><text:span text:style-name="T1"><text:s text:c="20"/></text:span><text:span text:style-name="T9">else</text:span></text:p>
      <text:p text:style-name="P22"><text:s text:c="20"/>{</text:p>
      <text:p text:style-name="P15"><text:span text:style-name="T1"><text:s text:c="24"/></text:span><text:span text:style-name="T9">return</text:span><text:span text:style-name="T1"> </text:span><text:span text:style-name="T9">false</text:span><text:span text:style-name="T1">;</text:span></text:p>
      <text:p text:style-name="P22"><text:s text:c="20"/>}</text:p>
      <text:p text:style-name="P22"><text:s text:c="16"/>});</text:p>
      <text:p text:style-name="P23"><text:s text:c="12"/>}</text:p>
      <text:p text:style-name="P25"/>
      <text:p text:style-name="P25"/>
      <text:p text:style-name="P28">2 Data Sharing and Synchronization</text:p>
      <text:p text:style-name="P25"/>
      <text:p text:style-name="P25"/>
      <text:p text:style-name="P26">2.1 Critical Sections</text:p>
      <text:p text:style-name="P26"/>
      <text:p text:style-name="P27">These are non-atomic sections of the code where non-synchronized execution may or may not lead to unexpected results. Here an example:</text:p>
      <text:p text:style-name="P27"/>
      <text:p text:style-name="P27"/>
      <text:p text:style-name="P27"/>
      <text:p text:style-name="P27"><text:soft-page-break/></text:p>
      <text:p text:style-name="P27"><text:span text:style-name="T15"><text:s text:c="4"/></text:span><text:span text:style-name="T10">public</text:span><text:span text:style-name="T15"> </text:span><text:span text:style-name="T10">class</text:span><text:span text:style-name="T15"> </text:span><text:span text:style-name="T14">UnsafeBank</text:span></text:p>
      <text:p text:style-name="Standard"><text:span text:style-name="T3"><text:s text:c="4"/>{</text:span></text:p>
      <text:p text:style-name="Standard"><text:span text:style-name="T3"><text:s text:c="8"/></text:span><text:span text:style-name="T10">public</text:span><text:span text:style-name="T3"> </text:span><text:span text:style-name="T10">int</text:span><text:span text:style-name="T3"> Balance { </text:span><text:span text:style-name="T10">get</text:span><text:span text:style-name="T3">; </text:span><text:span text:style-name="T10">private</text:span><text:span text:style-name="T3"> </text:span><text:span text:style-name="T10">set</text:span><text:span text:style-name="T3">; }</text:span></text:p>
      <text:p text:style-name="P17"/>
      <text:p text:style-name="Standard"><text:span text:style-name="T3"><text:s text:c="8"/></text:span><text:span text:style-name="T10">public</text:span><text:span text:style-name="T3"> </text:span><text:span text:style-name="T10">void</text:span><text:span text:style-name="T3"> Deposit(</text:span><text:span text:style-name="T10">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7"><text:span text:style-name="T15"><text:s text:c="4"/>}</text:span></text:p>
      <text:p text:style-name="P27"><text:span text:style-name="T15"/></text:p>
      <text:p text:style-name="P30"><text:span text:style-name="T16">This not thread-safe. The simplest way to make this thread safe is to use a locking object around critical sections:</text:span></text:p>
      <text:p text:style-name="P30"><text:span text:style-name="T16"/></text:p>
      <text:p text:style-name="P30"><text:span text:style-name="T10">private</text:span><text:span text:style-name="T15"> </text:span><text:span text:style-name="T10">object</text:span><text:span text:style-name="T15"> _padlock= </text:span><text:span text:style-name="T10">new</text:span><text:span text:style-name="T15"> </text:span><text:span text:style-name="T10">object</text:span><text:span text:style-name="T15">();</text:span></text:p>
      <text:p text:style-name="P30"><text:span text:style-name="T15"/></text:p>
      <text:p text:style-name="P30"><text:span text:style-name="T15">//</text:span></text:p>
      <text:p text:style-name="P30"><text:span text:style-name="T15"/></text:p>
      <text:p text:style-name="P30"><text:span text:style-name="T15"><text:s text:c="8"/></text:span><text:span text:style-name="T10">public</text:span><text:span text:style-name="T15"> </text:span><text:span text:style-name="T10">void</text:span><text:span text:style-name="T15"> Deposit(</text:span><text:span text:style-name="T10">int</text:span><text:span text:style-name="T15"> amount)</text:span></text:p>
      <text:p text:style-name="Standard"><text:span text:style-name="T3"><text:s text:c="8"/>{</text:span></text:p>
      <text:p text:style-name="Standard"><text:span text:style-name="T3"><text:s text:c="12"/></text:span><text:span text:style-name="T10">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text:span><text:span text:style-name="T10">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30"><text:span text:style-name="T15"><text:s text:c="8"/>}</text:span></text:p>
      <text:p text:style-name="P30"><text:span text:style-name="T15"/></text:p>
      <text:p text:style-name="P30"><text:span text:style-name="T15"/></text:p>
      <text:p text:style-name="P31"><text:span text:style-name="T16">2.2 Interlocking</text:span></text:p>
      <text:p text:style-name="P31"><text:span text:style-name="T16"/></text:p>
      <text:p text:style-name="P31"><text:span text:style-name="T16">A more concise and less cumbersome way of handling the synchonization of critical sections is by making use of the Interlocking class. This allows a </text:span><text:span text:style-name="T17">lock-free</text:span><text:span text:style-name="T16"> synchonization of increment/decrement-based critical sections</text:span></text:p>
      <text:p text:style-name="P31"><text:span text:style-name="T16"/></text:p>
      <text:p text:style-name="P31"><text:span text:style-name="T15"><text:s text:c="8"/></text:span><text:span text:style-name="T10">public</text:span><text:span text:style-name="T15"> </text:span><text:span text:style-name="T10">void</text:span><text:span text:style-name="T15"> Deposit(</text:span><text:span text:style-name="T10">int</text:span><text:span text:style-name="T15"> amount)</text:span></text:p>
      <text:p text:style-name="Standard"><text:span text:style-name="T3"><text:s text:c="8"/>{</text:span></text:p>
      <text:p text:style-name="Standard"><text:span text:style-name="T3"><text:s text:c="12"/>Interlocked.Add(</text:span><text:span text:style-name="T10">ref</text:span><text:span text:style-name="T3"> _balance, amount);</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Interlocked.Add(</text:span><text:span text:style-name="T10">ref</text:span><text:span text:style-name="T3"> _balance, -amount);</text:span></text:p>
      <text:p text:style-name="P31"><text:span text:style-name="T15"><text:s text:c="8"/>}</text:span></text:p>
      <text:p text:style-name="P31"><text:span text:style-name="T15"/></text:p>
      <text:p text:style-name="P32"><text:span text:style-name="T16">The limit of this approach is represented by the very limited amount of operations that the interlocked class provides.</text:span></text:p>
      <text:p text:style-name="P32"><text:span text:style-name="T16"/></text:p>
      <text:p text:style-name="P32"><text:span text:style-name="T16"/></text:p>
      <text:p text:style-name="P34"><text:span text:style-name="T16"/></text:p>
      <text:p text:style-name="P34"><text:soft-page-break/><text:span text:style-name="T16">2.3 Monitor</text:span></text:p>
      <text:p text:style-name="P34"><text:span text:style-name="T16"/></text:p>
      <text:p text:style-name="P34"><text:span text:style-name="T16">Monitors are similar to Interlocked with the additional option of specifying a timeout:</text:span></text:p>
      <text:p text:style-name="P34"><text:span text:style-name="T16"/></text:p>
      <text:p text:style-name="P34"><text:span text:style-name="T15"><text:s text:c="8"/></text:span><text:span text:style-name="T10">public</text:span><text:span text:style-name="T15"> </text:span><text:span text:style-name="T10">void</text:span><text:span text:style-name="T15"> Deposit(</text:span><text:span text:style-name="T10">int</text:span><text:span text:style-name="T15">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P34"><text:span text:style-name="T15"><text:s text:c="8"/>}</text:span></text:p>
      <text:p text:style-name="P34"><text:span text:style-name="T16"/></text:p>
      <text:p text:style-name="P34"><text:span text:style-name="T16"/></text:p>
      <text:p text:style-name="P33"><text:span text:style-name="T16">2.</text:span><text:span text:style-name="T18">4</text:span><text:span text:style-name="T16"> Spin Locking</text:span></text:p>
      <text:p text:style-name="P33"><text:span text:style-name="T16"/></text:p>
      <text:p text:style-name="P33"><text:span text:style-name="T16">Until now we have synchronized the access at the data level. The SpinLock class allows the synchronization at execution level:</text:span></text:p>
      <text:p text:style-name="P33"><text:span text:style-name="T16"/></text:p>
      <text:p text:style-name="P33"><text:span text:style-name="T15"><text:s text:c="20"/></text:span><text:span text:style-name="T10">bool</text:span><text:span text:style-name="T15"> lockTaken = </text:span><text:span text:style-name="T10">false</text:span><text:span text:style-name="T15">;</text:span></text:p>
      <text:p text:style-name="Standard"><text:span text:style-name="T3"><text:s text:c="20"/></text:span><text:span text:style-name="T10">try</text:span></text:p>
      <text:p text:style-name="Standard"><text:span text:style-name="T3"><text:s text:c="20"/>{</text:span></text:p>
      <text:p text:style-name="Standard"><text:span text:style-name="T3"><text:s text:c="24"/>spinLock.Enter(</text:span><text:span text:style-name="T10">ref</text:span><text:span text:style-name="T3"> lockTaken); </text:span></text:p>
      <text:p text:style-name="Standard"><text:span text:style-name="T3"><text:s text:c="24"/>bank.Deposit(1); // </text:span><text:span text:style-name="T4">or Withdraw</text:span></text:p>
      <text:p text:style-name="Standard"><text:span text:style-name="T3"><text:s text:c="20"/>}</text:span></text:p>
      <text:p text:style-name="Standard"><text:span text:style-name="T3"><text:s text:c="20"/></text:span><text:span text:style-name="T10">finally</text:span></text:p>
      <text:p text:style-name="Standard"><text:span text:style-name="T3"><text:s text:c="20"/>{</text:span></text:p>
      <text:p text:style-name="Standard"><text:span text:style-name="T3"><text:s text:c="24"/></text:span><text:span text:style-name="T10">if</text:span><text:span text:style-name="T3"> (lockTaken) spinLock.Exit();</text:span></text:p>
      <text:p text:style-name="P33"><text:span text:style-name="T15"><text:s text:c="20"/>}</text:span></text:p>
      <text:p text:style-name="P33"><text:span text:style-name="T15"/></text:p>
      <text:p text:style-name="P29"><text:span text:style-name="T16">It is to be noted that trying to execute Enter more than once in a row will lead to an exception. This is particularly painful </text:span><text:span text:style-name="T19">when dealing with recu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1M55S</meta:editing-duration>
    <meta:editing-cycles>8</meta:editing-cycles>
    <meta:generator>LibreOffice/5.4.3.2$Windows_X86_64 LibreOffice_project/92a7159f7e4af62137622921e809f8546db437e5</meta:generator>
    <dc:date>2019-01-16T14:46:57.503000000</dc:date>
    <meta:document-statistic meta:table-count="0" meta:image-count="0" meta:object-count="0" meta:page-count="4" meta:paragraph-count="131" meta:word-count="674" meta:character-count="5306" meta:non-whitespace-character-count="3759"/>
    <meta:user-defined meta:name="Info 1"/>
    <meta:user-defined meta:name="Info 2"/>
    <meta:user-defined meta:name="Info 3"/>
    <meta:user-defined meta:name="Info 4"/>
  </office:meta>
</office:document-meta>
</file>